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png"/>
  <manifest:file-entry manifest:full-path="media/image9.jpg" manifest:media-type="image/png"/>
  <manifest:file-entry manifest:full-path="media/image10.jpg" manifest:media-type="image/png"/>
  <manifest:file-entry manifest:full-path="media/image11.jpg" manifest:media-type="image/png"/>
  <manifest:file-entry manifest:full-path="media/image12.jp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8">
      <style:text-properties fo:font-variant="normal" fo:text-transform="none" fo:color="#393d3e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393d3e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graphic" style:name="a417" style:parent-style-name="Graphics">
      <style:graphic-properties draw:fill="none" draw:stroke="none"/>
    </style:style>
    <style:style style:family="drawing-page" style:name="a418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393d3e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393d3e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393d3e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393d3e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solid" draw:fill-color="#e2e7e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e2e7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5" style:parent-style-name="Graphics">
      <style:graphic-properties draw:fill="none" fo:clip="rect(0.68035in, 0in, 2.4662in, 0in)" draw:stroke="none" draw:image-opacity="100%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drawing-page" style:name="a424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/>
    </style:style>
    <style:style style:family="graphic" style:name="a401" style:parent-style-name="Graphics">
      <style:graphic-properties draw:fill="none" draw:stroke="non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2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presentation" style:name="a399">
      <style:graphic-properties draw:fill="none" draw:stroke="none"/>
    </style:style>
    <style:style style:family="graphic" style:name="a408" style:parent-style-name="Graphics">
      <style:graphic-properties draw:fill="none" draw:stroke="none"/>
    </style:style>
    <style:style style:family="graphic" style:name="a409" style:parent-style-name="Graphics">
      <style:graphic-properties draw:fill="none" draw:stroke="non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f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736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736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0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393d3e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393d3e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393d3e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7in"/>
      </text:list-level-style-number>
      <text:list-level-style-number text:level="3" style:num-format="">
        <style:list-level-properties text:space-before="0.51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.0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7in"/>
      </text:list-level-style-number>
      <text:list-level-style-number text:level="3" style:num-format="">
        <style:list-level-properties text:space-before="0.51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.0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1" draw:master-page-name="Master1-Layout1-title-Title-Slide" presentation:presentation-page-layout-name="Master1-PPL1" draw:id="Slide-256">
        <draw:custom-shape svg:x="0in" svg:y="0in" svg:width="13.33333in" svg:height="7.5in" draw:id="id65" draw:style-name="a364" draw:name="Rectangle 8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65" draw:name="Picture 3" svg:x="0in" svg:y="-0.18701in" svg:width="13.33331in" svg:height="7.5in" style:rel-width="scale" style:rel-height="scale">
          <draw:image xlink:href="media/image1.jpeg" xlink:type="simple" xlink:show="embed" xlink:actuate="onLoad"/>
          <svg:title/>
          <svg:desc>A marble with brown and aqua colors</svg:desc>
        </draw:frame>
        <draw:custom-shape svg:width="7.5in" svg:height="8.92053in" draw:id="id67" draw:style-name="a369" draw:transform="translate(-3.75in -4.46027in) rotate(-1.5708) translate(4.46027in 3.75in)" draw:name="Rectangle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.04167in" svg:y="1.05525in" svg:width="4.98482in" svg:height="5.40628in" draw:id="id68" draw:style-name="a372" draw:name="Freeform: Shape 12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9985899 4920343" draw:enhanced-path="M 17584 1779914 C 19329 1231523 -1640 548391 105 0 L 9985899 0 9985899 4920343 105 4920343 105 4119525 N" draw:text-areas="?f22 ?f24 ?f23 ?f25" draw:glue-points="?f15 ?f16 ?f17 ?f18 ?f19 ?f18 ?f19 ?f20 ?f17 ?f20 ?f17 ?f21" draw:glue-point-leaving-directions="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85899"/>
            <draw:equation draw:name="f7" draw:formula="?f4 / 4920343"/>
            <draw:equation draw:name="f8" draw:formula="0 * ?f4 / 4920343"/>
            <draw:equation draw:name="f9" draw:formula="4920343 * ?f4 / 4920343"/>
            <draw:equation draw:name="f10" draw:formula="4119525 * ?f4 / 4920343"/>
            <draw:equation draw:name="f11" draw:formula="1779914 * ?f4 / 4920343"/>
            <draw:equation draw:name="f12" draw:formula="17584 * ?f5 / 9985899"/>
            <draw:equation draw:name="f13" draw:formula="105 * ?f5 / 9985899"/>
            <draw:equation draw:name="f14" draw:formula="9985899 * ?f5 / 9985899"/>
            <draw:equation draw:name="f15" draw:formula="?f12 / ?f6"/>
            <draw:equation draw:name="f16" draw:formula="?f11 / ?f7"/>
            <draw:equation draw:name="f17" draw:formula="?f13 / ?f6"/>
            <draw:equation draw:name="f18" draw:formula="?f8 / ?f7"/>
            <draw:equation draw:name="f19" draw:formula="?f14 / ?f6"/>
            <draw:equation draw:name="f20" draw:formula="?f9 / ?f7"/>
            <draw:equation draw:name="f21" draw:formula="?f10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69" presentation:style-name="a376" draw:name="Title 1" svg:x="1.1954in" svg:y="2.03651in" svg:width="4.73563in" svg:height="3.81407in" presentation:class="title" presentation:placeholder="false">
          <draw:text-box>
            <text:p text:style-name="a375" text:class-names="" text:cond-style-name=""><text:span text:style-name="a373" text:class-names="">NHS – Diagnostic analysis using python</text:span><text:span text:style-name="a374" text:class-names=""/></text:p>
          </draw:text-box>
          <svg:title/>
          <svg:desc/>
        </draw:frame>
        <draw:frame draw:id="id70" draw:style-name="a379" draw:name="TextBox 4" svg:x="9.85058in" svg:y="5.94253in" svg:width="2.86207in" svg:height="0.40391in">
          <draw:text-box>
            <text:p text:style-name="a378" text:class-names="" text:cond-style-name=""><text:span text:style-name="a377" text:class-names=""><text:s text:c="1"/>Sukeshni Srinivas<text:s text:c="1"/></text:span></text:p>
          </draw:text-box>
          <svg:title/>
          <svg:desc/>
        </draw:frame>
      </draw:page>
      <draw:page draw:name="Slide2" draw:style-name="a380" draw:master-page-name="Master1-Layout2-obj-Title-and-Content" presentation:presentation-page-layout-name="Master1-PPL2" draw:id="Slide-257">
        <draw:frame draw:id="id71" presentation:style-name="a384" draw:name="Title 1" svg:x="1.41667in" svg:y="0.92188in" svg:width="10.5in" svg:height="1.43229in" presentation:class="title" presentation:placeholder="false">
          <draw:text-box>
            <text:p text:style-name="a383" text:class-names="" text:cond-style-name=""><text:span text:style-name="a381" text:class-names="">GOA</text:span><text:span text:style-name="a382" text:class-names="">L</text:span></text:p>
          </draw:text-box>
          <svg:title/>
          <svg:desc/>
        </draw:frame>
        <draw:frame draw:id="id72" presentation:style-name="a393" draw:name="Content Placeholder 2" svg:x="1.41667in" svg:y="2.47396in" svg:width="10.5in" svg:height="3.98437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8" text:class-names="">R</text:span><text:span text:style-name="a389" text:class-names="">educing or eliminating missed appointments for the beneficial in financial as well as socially</text:span><text:span text:style-name="a390" text:class-names=""/></text:p>
              </text:list-item>
            </text:list>
          </draw:text-box>
          <svg:title/>
          <svg:desc/>
        </draw:frame>
      </draw:page>
      <draw:page draw:name="Slide3" draw:style-name="a394" draw:master-page-name="Master1-Layout2-obj-Title-and-Content" presentation:presentation-page-layout-name="Master1-PPL2" draw:id="Slide-258">
        <draw:frame draw:id="id73" presentation:style-name="a398" draw:name="Title 1" svg:x="1.41667in" svg:y="0.92188in" svg:width="10.5in" svg:height="1.43229in" presentation:class="title" presentation:placeholder="false">
          <draw:text-box>
            <text:p text:style-name="a397" text:class-names="" text:cond-style-name=""><text:span text:style-name="a395" text:class-names="">DATA ASSESSMENT</text:span><text:span text:style-name="a396" text:class-names=""/></text:p>
          </draw:text-box>
          <svg:title/>
          <svg:desc/>
        </draw:frame>
        <draw:frame draw:id="id74" presentation:style-name="a399" draw:name="Content Placeholder 14" svg:x="1.12866in" svg:y="2.35417in" svg:width="3.47666in" svg:height="2.95661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computer

Description automatically generated</svg:desc>
        </draw:frame>
        <draw:frame draw:id="id75" draw:style-name="a400" draw:name="Picture 20" svg:x="5.54982in" svg:y="2.35417in" svg:width="3.69156in" svg:height="2.95661in" style:rel-width="scale" style:rel-height="scale">
          <draw:image xlink:href="media/image3.png" xlink:type="simple" xlink:show="embed" xlink:actuate="onLoad"/>
          <svg:title/>
          <svg:desc>A screenshot of a computer

Description automatically generated with medium confidence</svg:desc>
        </draw:frame>
        <draw:frame draw:id="id76" draw:style-name="a401" draw:name="Picture 22" svg:x="5.54982in" svg:y="5.31078in" svg:width="3.69155in" svg:height="2.18922in" style:rel-width="scale" style:rel-height="scale">
          <draw:image xlink:href="media/image4.png" xlink:type="simple" xlink:show="embed" xlink:actuate="onLoad"/>
          <svg:title/>
          <svg:desc>A screenshot of a computer

Description automatically generated</svg:desc>
        </draw:frame>
      </draw:page>
      <draw:page draw:name="Slide4" draw:style-name="a402" draw:master-page-name="Master1-Layout2-obj-Title-and-Content" presentation:presentation-page-layout-name="Master1-PPL2" draw:id="Slide-259">
        <draw:frame draw:id="id77" presentation:style-name="a406" draw:name="Title 1" svg:x="1.41667in" svg:y="0.92188in" svg:width="10.5in" svg:height="1.43229in" presentation:class="title" presentation:placeholder="false">
          <draw:text-box>
            <text:p text:style-name="a405" text:class-names="" text:cond-style-name=""><text:span text:style-name="a403" text:class-names="">DATA OVERVIEW</text:span><text:span text:style-name="a404" text:class-names=""/></text:p>
          </draw:text-box>
          <svg:title/>
          <svg:desc/>
        </draw:frame>
        <draw:frame draw:id="id78" presentation:style-name="a407" draw:name="Content Placeholder 4" svg:x="0.92074in" svg:y="2.67601in" svg:width="4.04967in" svg:height="2.89871in" style:rel-width="scale" style:rel-height="scale" presentation:class="graphic" presentation:placeholder="false">
          <draw:image xlink:href="media/image5.png" xlink:type="simple" xlink:show="embed" xlink:actuate="onLoad"/>
          <svg:title/>
          <svg:desc>A screenshot of a computer program

Description automatically generated with low confidence</svg:desc>
        </draw:frame>
        <draw:frame draw:id="id79" draw:style-name="a408" draw:name="Picture 6" svg:x="5.10782in" svg:y="2.70013in" svg:width="3.96645in" svg:height="2.89871in" style:rel-width="scale" style:rel-height="scale">
          <draw:image xlink:href="media/image6.png" xlink:type="simple" xlink:show="embed" xlink:actuate="onLoad"/>
          <svg:title/>
          <svg:desc>A screenshot of a computer program

Description automatically generated with medium confidence</svg:desc>
        </draw:frame>
        <draw:frame draw:id="id80" draw:style-name="a409" draw:name="Picture 8" svg:x="9.21168in" svg:y="2.67601in" svg:width="3.73765in" svg:height="2.92283in" style:rel-width="scale" style:rel-height="scale">
          <draw:image xlink:href="media/image7.png" xlink:type="simple" xlink:show="embed" xlink:actuate="onLoad"/>
          <svg:title/>
          <svg:desc>A screenshot of a computer

Description automatically generated with medium confidence</svg:desc>
        </draw:frame>
      </draw:page>
      <draw:page draw:name="Slide5" draw:style-name="a410" draw:master-page-name="Master1-Layout2-obj-Title-and-Content" presentation:presentation-page-layout-name="Master1-PPL2" draw:id="Slide-260">
        <draw:frame draw:id="id81" presentation:style-name="a414" draw:name="Title 1" svg:x="1.41667in" svg:y="0.92188in" svg:width="10.5in" svg:height="1.43229in" presentation:class="title" presentation:placeholder="false">
          <draw:text-box>
            <text:p text:style-name="a413" text:class-names="" text:cond-style-name=""><text:span text:style-name="a411" text:class-names="">Number of appointments per month</text:span><text:span text:style-name="a412" text:class-names=""/></text:p>
          </draw:text-box>
          <svg:title/>
          <svg:desc/>
        </draw:frame>
        <draw:frame draw:id="id82" presentation:style-name="a415" draw:name="Content Placeholder 4" svg:x="1.00287in" svg:y="2.9797in" svg:width="3.75014in" svg:height="3.2157in" style:rel-width="scale" style:rel-height="scale" presentation:class="graphic" presentation:placeholder="false">
          <draw:image xlink:href="media/image8.jpg" xlink:type="simple" xlink:show="embed" xlink:actuate="onLoad"/>
          <svg:title/>
          <svg:desc>A picture containing text, diagram, plot, line

Description automatically generated</svg:desc>
        </draw:frame>
        <draw:frame draw:id="id83" draw:style-name="a416" draw:name="Picture 6" svg:x="5.02292in" svg:y="2.9797in" svg:width="3.75014in" svg:height="3.2157in" style:rel-width="scale" style:rel-height="scale">
          <draw:image xlink:href="media/image9.jpg" xlink:type="simple" xlink:show="embed" xlink:actuate="onLoad"/>
          <svg:title/>
          <svg:desc>A picture containing text, screenshot, diagram, plot

Description automatically generated</svg:desc>
        </draw:frame>
        <draw:frame draw:id="id84" draw:style-name="a417" draw:name="Picture 8" svg:x="9.04297in" svg:y="2.9797in" svg:width="3.75014in" svg:height="3.2157in" style:rel-width="scale" style:rel-height="scale">
          <draw:image xlink:href="media/image10.jpg" xlink:type="simple" xlink:show="embed" xlink:actuate="onLoad"/>
          <svg:title/>
          <svg:desc>A picture containing text, screenshot, diagram, line

Description automatically generated</svg:desc>
        </draw:frame>
      </draw:page>
      <draw:page draw:name="Slide6" draw:style-name="a418" draw:master-page-name="Master1-Layout2-obj-Title-and-Content" presentation:presentation-page-layout-name="Master1-PPL2" draw:id="Slide-261">
        <draw:frame draw:id="id85" presentation:style-name="a422" draw:name="Title 1" svg:x="1.41667in" svg:y="0.92188in" svg:width="10.5in" svg:height="1.43229in" presentation:class="title" presentation:placeholder="false">
          <draw:text-box>
            <text:p text:style-name="a421" text:class-names="" text:cond-style-name=""><text:span text:style-name="a419" text:class-names="">Popular hashtags</text:span><text:span text:style-name="a420" text:class-names=""/></text:p>
          </draw:text-box>
          <svg:title/>
          <svg:desc/>
        </draw:frame>
        <draw:frame draw:id="id86" presentation:style-name="a423" draw:name="Content Placeholder 4" svg:x="3.82815in" svg:y="2.47396in" svg:width="5.67703in" svg:height="3.98437in" style:rel-width="scale" style:rel-height="scale" presentation:class="graphic" presentation:placeholder="false">
          <draw:image xlink:href="media/image11.jpg" xlink:type="simple" xlink:show="embed" xlink:actuate="onLoad"/>
          <svg:title/>
          <svg:desc>A picture containing text, screenshot, display, software

Description automatically generated</svg:desc>
        </draw:frame>
      </draw:page>
      <draw:page draw:name="Slide7" draw:style-name="a424" draw:master-page-name="Master1-Layout2-obj-Title-and-Content" presentation:presentation-page-layout-name="Master1-PPL2" draw:id="Slide-262">
        <draw:frame draw:id="id87" presentation:style-name="a428" draw:name="Title 1" svg:x="1.41667in" svg:y="0.92188in" svg:width="10.5in" svg:height="1.43229in" presentation:class="title" presentation:placeholder="false">
          <draw:text-box>
            <text:p text:style-name="a427" text:class-names="" text:cond-style-name=""><text:span text:style-name="a425" text:class-names="">Appointment attendance over time-series</text:span><text:span text:style-name="a426" text:class-names=""/></text:p>
          </draw:text-box>
          <svg:title/>
          <svg:desc/>
        </draw:frame>
        <draw:frame draw:id="id88" presentation:style-name="a429" draw:name="Content Placeholder 4" svg:x="4.29836in" svg:y="2.47396in" svg:width="5.12092in" svg:height="4.30765in" style:rel-width="scale" style:rel-height="scale" presentation:class="graphic" presentation:placeholder="false">
          <draw:image xlink:href="media/image12.jpg" xlink:type="simple" xlink:show="embed" xlink:actuate="onLoad"/>
          <svg:title/>
          <svg:desc>A picture containing text, screenshot, diagram, plot

Description automatically generated</svg:desc>
        </draw:frame>
      </draw:page>
      <draw:page draw:name="Slide8" draw:style-name="a430" draw:master-page-name="Master1-Layout2-obj-Title-and-Content" presentation:presentation-page-layout-name="Master1-PPL2" draw:id="Slide-263">
        <draw:frame draw:id="id89" presentation:style-name="a434" draw:name="Title 1" svg:x="1.41667in" svg:y="0.92188in" svg:width="10.5in" svg:height="1.43229in" presentation:class="title" presentation:placeholder="false">
          <draw:text-box>
            <text:p text:style-name="a433" text:class-names="" text:cond-style-name=""><text:span text:style-name="a431" text:class-names="">CONclusion</text:span><text:span text:style-name="a432" text:class-names=""/></text:p>
          </draw:text-box>
          <svg:title/>
          <svg:desc/>
        </draw:frame>
        <draw:frame draw:id="id90" presentation:style-name="a448" draw:name="Content Placeholder 2" svg:x="1.41667in" svg:y="2.88506in" svg:width="10.5in" svg:height="3.57328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5" text:class-names="">T</text:span><text:span text:style-name="a436" text:class-names="">here has been only<text:s text:c="1"/></text:span><text:span text:style-name="a437" text:class-names="">6</text:span><text:span text:style-name="a438" text:class-names="">2</text:span><text:span text:style-name="a439" text:class-names="">% of adequate staff and capacity in the networks.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 The actual utilisation of resources are limited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subtitle" svg:x="1.41667in" svg:y="5.14158in" svg:width="9.79088in" svg:height="1.31675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  <presentation:placeholder presentation:object="title" svg:x="1.41667in" svg:y="1.04167in" svg:width="9.79088in" svg:height="4.09976in"/>
    </style:presentation-page-layout>
    <style:presentation-page-layout style:name="Master1-PPL2" style:display-name="Title and Content">
      <presentation:placeholder presentation:object="title" svg:x="1.41667in" svg:y="0.92188in" svg:width="10.5in" svg:height="1.43229in"/>
      <presentation:placeholder presentation:object="object" svg:x="1.41667in" svg:y="2.47396in" svg:width="10.5in" svg:height="3.98437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presentation-page-layout style:name="Master1-PPL3" style:display-name="Section Header">
      <presentation:placeholder presentation:object="title" svg:x="1.41667in" svg:y="1.7697in" svg:width="9.19968in" svg:height="4.31364in"/>
      <presentation:placeholder presentation:object="outline" svg:x="1.41667in" svg:y="0.99394in" svg:width="9.19969in" svg:height="0.73939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presentation-page-layout style:name="Master1-PPL4" style:display-name="Two Content">
      <presentation:placeholder presentation:object="title" svg:x="1.41667in" svg:y="0.92188in" svg:width="10.5in" svg:height="1.43229in"/>
      <presentation:placeholder presentation:object="object" svg:x="1.41667in" svg:y="2.4717in" svg:width="4.75725in" svg:height="3.99921in"/>
      <presentation:placeholder presentation:object="object" svg:x="7.15942in" svg:y="2.4717in" svg:width="4.75725in" svg:height="3.99921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presentation-page-layout style:name="Master1-PPL5" style:display-name="Comparison">
      <presentation:placeholder presentation:object="title" svg:x="1.41667in" svg:y="1.05729in" svg:width="11.00174in" svg:height="1.15024in"/>
      <presentation:placeholder presentation:object="outline" svg:x="1.41667in" svg:y="2.20755in" svg:width="4.75725in" svg:height="0.59493in"/>
      <presentation:placeholder presentation:object="object" svg:x="1.41667in" svg:y="3.03451in" svg:width="4.75725in" svg:height="3.44575in"/>
      <presentation:placeholder presentation:object="outline" svg:x="7.15942in" svg:y="2.20755in" svg:width="4.75725in" svg:height="0.59493in"/>
      <presentation:placeholder presentation:object="object" svg:x="7.15942in" svg:y="3.03451in" svg:width="4.75725in" svg:height="3.44575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presentation-page-layout style:name="Master1-PPL6" style:display-name="Title Only">
      <presentation:placeholder presentation:object="title" svg:x="1.41667in" svg:y="0.92188in" svg:width="10.5in" svg:height="1.43229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presentation-page-layout style:name="Master1-PPL7" style:display-name="Blank"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presentation-page-layout style:name="Master1-PPL8" style:display-name="Content with Caption">
      <presentation:placeholder presentation:object="title" svg:x="1.42879in" svg:y="1.42879in" svg:width="4.30035in" svg:height="2.32121in"/>
      <presentation:placeholder presentation:object="object" svg:x="6.66667in" svg:y="1.43485in" svg:width="5.625in" svg:height="4.99306in"/>
      <presentation:placeholder presentation:object="outline" svg:x="1.42879in" svg:y="3.75in" svg:width="4.30035in" svg:height="2.33333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presentation-page-layout style:name="Master1-PPL9" style:display-name="Picture with Caption">
      <presentation:placeholder presentation:object="title" svg:x="1.42879in" svg:y="1.42955in" svg:width="4.30035in" svg:height="2.32044in"/>
      <presentation:placeholder presentation:object="graphic" svg:x="6.40606in" svg:y="1.42956in" svg:width="5.51061in" svg:height="5.02878in"/>
      <presentation:placeholder presentation:object="outline" svg:x="1.42879in" svg:y="3.75in" svg:width="4.30035in" svg:height="2.33333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presentation-page-layout style:name="Master1-PPL10" style:display-name="Title and Vertical Text">
      <presentation:placeholder presentation:object="title" svg:x="1.41667in" svg:y="0.92188in" svg:width="10.5in" svg:height="1.43229in"/>
      <presentation:placeholder presentation:object="outline" svg:x="1.41667in" svg:y="2.47396in" svg:width="10.5in" svg:height="3.98437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presentation-page-layout style:name="Master1-PPL11" style:display-name="Vertical Title and Text">
      <presentation:placeholder presentation:object="title" svg:x="10.04848in" svg:y="1.04167in" svg:width="2.24318in" svg:height="5.41667in"/>
      <presentation:placeholder presentation:object="outline" svg:x="1.04167in" svg:y="1.04167in" svg:width="9.00682in" svg:height="5.41667in"/>
      <presentation:placeholder presentation:object="date-time" svg:x="0.92708in" svg:y="6.77951in" svg:width="3in" svg:height="0.39931in"/>
      <presentation:placeholder presentation:object="footer" svg:x="7.96875in" svg:y="6.77951in" svg:width="3.72917in" svg:height="0.39931in"/>
      <presentation:placeholder presentation:object="page-number" svg:x="11.7324in" svg:y="6.77951in" svg:width="0.67708in" svg:height="0.39931in"/>
    </style:presentation-page-layout>
    <style:style style:family="graphic" style:name="Graphics"/>
    <style:default-style style:family="graphic">
      <style:graphic-properties draw:fill="solid" draw:fill-color="#d39089" draw:opacity="100%" draw:stroke="solid" svg:stroke-width="0.01389in" svg:stroke-color="#9b6863" svg:stroke-opacity="100%" draw:stroke-linejoin="miter" svg:stroke-linecap="butt"/>
    </style:default-style>
    <draw:gradient draw:name="a368" draw:style="linear" draw:angle="0" draw:start-color="#000000" draw:end-color="#000000" draw:start-intensity="56%" draw:end-intensity="37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20%" fo:text-align="left" style:tab-stop-distance="1in" fo:margin-left="0.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20%" fo:text-align="left" style:tab-stop-distance="1in" fo:margin-left="0.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left" style:tab-stop-distance="1in" fo:margin-left="0.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2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9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08">
      <style:graphic-properties draw:fill="none" draw:stroke="solid" svg:stroke-width="0.01389in" svg:stroke-color="#000000" svg:stroke-opacity="100%" draw:stroke-linejoin="miter" svg:stroke-linecap="butt"/>
    </style:style>
    <style:style style:family="drawing-page" style:name="a209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1.2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20%" fo:text-align="left" style:tab-stop-distance="1in" fo:margin-left="0.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20%" fo:text-align="left" style:tab-stop-distance="1in" fo:margin-left="0.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1.2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">
      <style:paragraph-properties fo:line-height="120%" fo:text-align="left" style:tab-stop-distance="1in" fo:margin-left="0.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20%" fo:text-align="left" style:tab-stop-distance="1in" fo:margin-left="0.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20%" fo:text-align="left" style:tab-stop-distance="1in" fo:margin-left="1.2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20%" fo:text-align="left" style:tab-stop-distance="1in" fo:margin-left="0.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7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20%" fo:text-align="left" style:tab-stop-distance="1in" fo:margin-left="0.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20%" fo:text-align="left" style:tab-stop-distance="1in" fo:margin-left="1.2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20%" fo:text-align="left" style:tab-stop-distance="1in" fo:margin-left="0.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20%" fo:text-align="left" style:tab-stop-distance="1in" fo:margin-left="0.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20%" fo:text-align="left" style:tab-stop-distance="1in" fo:margin-left="0.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20%" fo:text-align="left" style:tab-stop-distance="1in" fo:margin-left="0.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20%" fo:text-align="left" style:tab-stop-distance="1in" fo:margin-left="1.2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4">
      <style:paragraph-properties fo:line-height="120%" fo:text-align="left" style:tab-stop-distance="1in" fo:margin-left="1.2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0.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e2e7e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2e7e8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6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2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20%" fo:text-align="left" style:tab-stop-distance="1in" fo:margin-left="0.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oiseVTI" style:page-layout-name="pageLayout1" draw:style-name="a0">
      <draw:frame draw:id="id0" presentation:style-name="a3" draw:name="Title Placeholder 1" svg:x="1.41667in" svg:y="0.92188in" svg:width="10.5in" svg:height="1.43229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41667in" svg:y="2.47396in" svg:width="10.5in" svg:height="3.984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2708in" svg:y="6.77951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22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7.96875in" svg:y="6.77951in" svg:width="3.7291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7324in" svg:y="6.77951in" svg:width="0.67708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Subtitle 2" svg:x="1.41667in" svg:y="5.14158in" svg:width="9.79088in" svg:height="1.31675in" presentation:class="subtitle" presentation:placeholder="false">
        <draw:text-box>
          <text:p text:style-name="a34" text:class-names="" text:cond-style-name=""><text:span text:style-name="a33" text:class-names="">Click to edit Master subtitle style</text:span></text:p>
        </draw:text-box>
        <svg:title/>
        <svg:desc/>
      </draw:frame>
      <draw:frame draw:id="id6" presentation:style-name="a40" draw:name="Date Placeholder 3" svg:x="0.92708in" svg:y="6.77951in" svg:width="3in" svg:height="0.39931in" presentation:class="date-time" presentation:placeholder="false">
        <draw:text-box>
          <text:p text:style-name="a39" text:class-names="" text:cond-style-name=""><text:span text:style-name="a36" text:class-names=""><text:date text:fixed="false" style:data-style-name="a37">5/22/2023</text:date></text:span><text:span text:style-name="a38" text:class-names=""/></text:p>
        </draw:text-box>
        <svg:title/>
        <svg:desc/>
      </draw:frame>
      <draw:frame draw:id="id7" presentation:style-name="a43" draw:name="Footer Placeholder 4" svg:x="7.96875in" svg:y="6.77951in" svg:width="3.7291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8" presentation:style-name="a47" draw:name="Slide Number Placeholder 5" svg:x="11.7324in" svg:y="6.77951in" svg:width="0.67708in" svg:height="0.39931in" presentation:class="page-number" presentation:placeholder="false">
        <draw:text-box>
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</draw:text-box>
        <svg:title/>
        <svg:desc/>
      </draw:frame>
      <draw:frame draw:id="id9" presentation:style-name="a50" draw:name="Title 1" svg:x="1.41667in" svg:y="1.04167in" svg:width="9.79088in" svg:height="4.09976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1.41667in" svg:y="0.92188in" svg:width="10.5in" svg:height="1.4322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1.41667in" svg:y="2.47396in" svg:width="10.5in" svg:height="3.984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2708in" svg:y="6.77951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22/2023</text:date></text:span><text:span text:style-name="a73" text:class-names=""/></text:p>
        </draw:text-box>
        <svg:title/>
        <svg:desc/>
      </draw:frame>
      <draw:frame draw:id="id13" presentation:style-name="a78" draw:name="Footer Placeholder 4" svg:x="7.96875in" svg:y="6.77951in" svg:width="3.7291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11.7324in" svg:y="6.77951in" svg:width="0.67708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1.41667in" svg:y="1.7697in" svg:width="9.19968in" svg:height="4.31364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1.41667in" svg:y="0.99394in" svg:width="9.19969in" svg:height="0.73939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2708in" svg:y="6.77951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22/2023</text:date></text:span><text:span text:style-name="a93" text:class-names=""/></text:p>
        </draw:text-box>
        <svg:title/>
        <svg:desc/>
      </draw:frame>
      <draw:frame draw:id="id18" presentation:style-name="a98" draw:name="Footer Placeholder 4" svg:x="7.96875in" svg:y="6.77951in" svg:width="3.7291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11.7324in" svg:y="6.77951in" svg:width="0.67708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1.41667in" svg:y="0.92188in" svg:width="10.5in" svg:height="1.43229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1.41667in" svg:y="2.4717in" svg:width="4.75725in" svg:height="3.99921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7.15942in" svg:y="2.4717in" svg:width="4.75725in" svg:height="3.99921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2708in" svg:y="6.77951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22/2023</text:date></text:span><text:span text:style-name="a141" text:class-names=""/></text:p>
        </draw:text-box>
        <svg:title/>
        <svg:desc/>
      </draw:frame>
      <draw:frame draw:id="id24" presentation:style-name="a146" draw:name="Footer Placeholder 5" svg:x="7.96875in" svg:y="6.77951in" svg:width="3.7291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11.7324in" svg:y="6.77951in" svg:width="0.67708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1.41667in" svg:y="1.05729in" svg:width="11.00174in" svg:height="1.15024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1.41667in" svg:y="2.20755in" svg:width="4.75725in" svg:height="0.59493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1.41667in" svg:y="3.03451in" svg:width="4.75725in" svg:height="3.44575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7.15942in" svg:y="2.20755in" svg:width="4.75725in" svg:height="0.59493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7.15942in" svg:y="3.03451in" svg:width="4.75725in" svg:height="3.44575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2708in" svg:y="6.77951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22/2023</text:date></text:span><text:span text:style-name="a197" text:class-names=""/></text:p>
        </draw:text-box>
        <svg:title/>
        <svg:desc/>
      </draw:frame>
      <draw:frame draw:id="id32" presentation:style-name="a202" draw:name="Footer Placeholder 7" svg:x="7.96875in" svg:y="6.77951in" svg:width="3.7291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11.7324in" svg:y="6.77951in" svg:width="0.67708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  <draw:connector draw:type="line" svg:x1="7.28125in" svg:y1="2.87134in" svg:x2="11.91667in" svg:y2="2.87134in" draw:id="id34" draw:style-name="a207" draw:name="Straight Connector 12">
        <svg:title/>
        <svg:desc/>
      </draw:connector>
      <draw:connector draw:type="line" svg:x1="1.53509in" svg:y1="2.87134in" svg:x2="6.17391in" svg:y2="2.87134in" draw:id="id35" draw:style-name="a208" draw:name="Straight Connector 14">
        <svg:title/>
        <svg:desc/>
      </draw:connector>
    </style:master-page>
    <style:master-page style:name="Master1-Layout6-titleOnly-Title-Only" style:page-layout-name="pageLayout1" draw:style-name="a209">
      <draw:frame draw:id="id36" presentation:style-name="a212" draw:name="Title 1" svg:x="1.41667in" svg:y="0.92188in" svg:width="10.5in" svg:height="1.43229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37" presentation:style-name="a217" draw:name="Date Placeholder 2" svg:x="0.92708in" svg:y="6.77951in" svg:width="3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5/22/2023</text:date></text:span><text:span text:style-name="a215" text:class-names=""/></text:p>
        </draw:text-box>
        <svg:title/>
        <svg:desc/>
      </draw:frame>
      <draw:frame draw:id="id38" presentation:style-name="a220" draw:name="Footer Placeholder 3" svg:x="7.96875in" svg:y="6.77951in" svg:width="3.72917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9" presentation:style-name="a224" draw:name="Slide Number Placeholder 4" svg:x="11.7324in" svg:y="6.77951in" svg:width="0.67708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>‹#›</text:page-number></text:span><text:span text:style-name="a222" text:class-names=""/></text:p>
        </draw:text-box>
        <svg:title/>
        <svg:desc/>
      </draw:frame>
    </style:master-page>
    <style:master-page style:name="Master1-Layout7-blank-Blank" style:page-layout-name="pageLayout1" draw:style-name="a225">
      <draw:frame draw:id="id40" presentation:style-name="a230" draw:name="Date Placeholder 1" svg:x="0.92708in" svg:y="6.77951in" svg:width="3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5/22/2023</text:date></text:span><text:span text:style-name="a228" text:class-names=""/></text:p>
        </draw:text-box>
        <svg:title/>
        <svg:desc/>
      </draw:frame>
      <draw:frame draw:id="id41" presentation:style-name="a233" draw:name="Footer Placeholder 2" svg:x="7.96875in" svg:y="6.77951in" svg:width="3.72917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2" presentation:style-name="a237" draw:name="Slide Number Placeholder 3" svg:x="11.7324in" svg:y="6.77951in" svg:width="0.67708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8">
      <draw:frame draw:id="id43" presentation:style-name="a241" draw:name="Title 1" svg:x="1.42879in" svg:y="1.42879in" svg:width="4.30035in" svg:height="2.32121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44" presentation:style-name="a257" draw:name="Content Placeholder 2" svg:x="6.66667in" svg:y="1.43485in" svg:width="5.625in" svg:height="4.99306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61" draw:name="Text Placeholder 3" svg:x="1.42879in" svg:y="3.75in" svg:width="4.30035in" svg:height="2.33333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46" presentation:style-name="a266" draw:name="Date Placeholder 4" svg:x="0.92708in" svg:y="6.77951in" svg:width="3in" svg:height="0.39931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5/22/2023</text:date></text:span><text:span text:style-name="a264" text:class-names=""/></text:p>
        </draw:text-box>
        <svg:title/>
        <svg:desc/>
      </draw:frame>
      <draw:frame draw:id="id47" presentation:style-name="a269" draw:name="Footer Placeholder 5" svg:x="7.96875in" svg:y="6.77951in" svg:width="3.72917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8" presentation:style-name="a273" draw:name="Slide Number Placeholder 6" svg:x="11.7324in" svg:y="6.77951in" svg:width="0.67708in" svg:height="0.39931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4">
      <draw:frame draw:id="id49" presentation:style-name="a277" draw:name="Title 1" svg:x="1.42879in" svg:y="1.42955in" svg:width="4.30035in" svg:height="2.32044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50" presentation:style-name="a280" draw:name="Picture Placeholder 2" svg:x="6.40606in" svg:y="1.42956in" svg:width="5.51061in" svg:height="5.02878in" presentation:class="graphic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1" presentation:style-name="a284" draw:name="Text Placeholder 3" svg:x="1.42879in" svg:y="3.75in" svg:width="4.30035in" svg:height="2.33333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52" presentation:style-name="a289" draw:name="Date Placeholder 4" svg:x="0.92708in" svg:y="6.77951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5/22/2023</text:date></text:span><text:span text:style-name="a287" text:class-names=""/></text:p>
        </draw:text-box>
        <svg:title/>
        <svg:desc/>
      </draw:frame>
      <draw:frame draw:id="id53" presentation:style-name="a292" draw:name="Footer Placeholder 5" svg:x="7.96875in" svg:y="6.77951in" svg:width="3.72917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4" presentation:style-name="a296" draw:name="Slide Number Placeholder 6" svg:x="11.7324in" svg:y="6.77951in" svg:width="0.67708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7">
      <draw:frame draw:id="id55" presentation:style-name="a300" draw:name="Title 1" svg:x="1.41667in" svg:y="0.92188in" svg:width="10.5in" svg:height="1.43229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56" presentation:style-name="a316" draw:name="Vertical Text Placeholder 2" svg:x="1.41667in" svg:y="2.47396in" svg:width="10.5in" svg:height="3.9843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1" draw:name="Date Placeholder 3" svg:x="0.92708in" svg:y="6.77951in" svg:width="3in" svg:height="0.3993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5/22/2023</text:date></text:span><text:span text:style-name="a319" text:class-names=""/></text:p>
        </draw:text-box>
        <svg:title/>
        <svg:desc/>
      </draw:frame>
      <draw:frame draw:id="id58" presentation:style-name="a324" draw:name="Footer Placeholder 4" svg:x="7.96875in" svg:y="6.77951in" svg:width="3.72917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9" presentation:style-name="a328" draw:name="Slide Number Placeholder 5" svg:x="11.7324in" svg:y="6.77951in" svg:width="0.67708in" svg:height="0.39931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9">
      <draw:frame draw:id="id60" presentation:style-name="a332" draw:name="Vertical Title 1" svg:x="10.04848in" svg:y="1.04167in" svg:width="2.24318in" svg:height="5.41667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61" presentation:style-name="a348" draw:name="Vertical Text Placeholder 2" svg:x="1.04167in" svg:y="1.04167in" svg:width="9.00682in" svg:height="5.41667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3" draw:name="Date Placeholder 3" svg:x="0.92708in" svg:y="6.77951in" svg:width="3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5/22/2023</text:date></text:span><text:span text:style-name="a351" text:class-names=""/></text:p>
        </draw:text-box>
        <svg:title/>
        <svg:desc/>
      </draw:frame>
      <draw:frame draw:id="id63" presentation:style-name="a356" draw:name="Footer Placeholder 4" svg:x="7.96875in" svg:y="6.77951in" svg:width="3.72917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4" presentation:style-name="a360" draw:name="Slide Number Placeholder 5" svg:x="11.7324in" svg:y="6.77951in" svg:width="0.67708in" svg:height="0.39931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NHS – Diagnostic analysis using python</dc:title>
    <meta:initial-creator>Sukeshni Srinivas</meta:initial-creator>
    <dc:creator>Sukeshni Srinivas</dc:creator>
    <meta:creation-date>2023-05-22T09:43:41Z</meta:creation-date>
    <dc:date>2023-05-22T10:36:08Z</dc:date>
    <meta:editing-cycles>2</meta:editing-cycles>
    <meta:editing-duration>PT3147S</meta:editing-duration>
    <meta:document-statistic meta:paragraph-count="13" meta:word-count="64"/>
  </office:meta>
</office:document-meta>
</file>